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1.25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3">
      <style:paragraph-properties fo:margin-top="0cm" fo:margin-bottom="0cm" fo:line-height="100%" fo:background-color="transparent" style:writing-mode="lr-tb">
        <style:background-image/>
      </style:paragraph-properties>
      <style:text-properties style:font-name="Times New Roman"/>
    </style:style>
    <style:style style:name="P4" style:family="paragraph" style:parent-style-name="Text_20_body">
      <style:paragraph-properties fo:margin-top="0cm" fo:margin-bottom="0cm" fo:line-height="100%"/>
      <style:text-properties style:font-name="Times New Roman"/>
    </style:style>
    <style:style style:name="P5" style:family="paragraph" style:parent-style-name="Text_20_body">
      <style:paragraph-properties fo:margin-top="0cm" fo:margin-bottom="0cm" fo:line-height="100%"/>
      <style:text-properties fo:font-variant="normal" fo:text-transform="none" fo:color="#000000" style:text-line-through-style="none" style:font-name="Times New Roman" fo:font-size="9.75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00%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2">
      <style:paragraph-properties fo:margin-left="0cm" fo:margin-right="0cm" fo:margin-top="0cm" fo:margin-bottom="0cm" fo:line-height="100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8" style:family="paragraph" style:parent-style-name="Text_20_body" style:list-style-name="L2">
      <style:paragraph-properties fo:margin-left="0cm" fo:margin-right="0cm" fo:margin-top="0cm" fo:margin-bottom="0cm" fo:line-height="100%" fo:text-indent="0cm" style:auto-text-indent="false" fo:background-color="transparent" style:writing-mode="lr-tb">
        <style:background-image/>
      </style:paragraph-properties>
      <style:text-properties fo:font-variant="normal" fo:text-transform="none" style:use-window-font-color="true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9" style:family="paragraph" style:parent-style-name="Text_20_body" style:list-style-name="L2">
      <style:paragraph-properties fo:margin-left="0cm" fo:margin-right="0cm" fo:margin-top="0cm" fo:margin-bottom="0cm" fo:line-height="100%" fo:text-indent="0cm" style:auto-text-indent="false" fo:background-color="transparent" style:writing-mode="lr-tb">
        <style:background-image/>
      </style:paragraph-properties>
      <style:text-properties fo:font-variant="normal" fo:text-transform="none" style:use-window-font-color="true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name-asian="Courier New" style:font-size-asian="12pt" style:font-name-complex="Courier New" style:font-size-complex="12pt"/>
    </style:style>
    <style:style style:name="P10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font-variant="normal" fo:text-transform="none" fo:color="#85200c" style:text-line-through-style="none" style:font-name="Times New Roman" fo:font-size="21.75pt" fo:font-style="normal" style:text-underline-style="none" fo:font-weight="bold" style:text-blinking="false" fo:background-color="transparent"/>
    </style:style>
    <style:style style:name="P11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9.75pt" fo:font-style="normal" style:text-underline-style="none" fo:font-weight="normal" style:text-blinking="false" fo:background-color="transparent"/>
    </style:style>
    <style:style style:name="P12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5.75pt" fo:font-style="normal" style:text-underline-style="none" fo:font-weight="bold" style:text-blinking="false" fo:background-color="transparent"/>
    </style:style>
    <style:style style:name="P13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0c343d" style:text-line-through-style="none" style:font-name="Times New Roman" fo:font-size="15.75pt" fo:font-style="normal" style:text-underline-style="none" fo:font-weight="bold" style:text-blinking="false" fo:background-color="transparent"/>
    </style:style>
    <style:style style:name="P14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134f5c" style:text-line-through-style="none" style:font-name="Times New Roman" fo:font-size="15.75pt" fo:font-style="normal" style:text-underline-style="none" fo:font-weight="bold" style:text-blinking="false" fo:background-color="transparent"/>
    </style:style>
    <style:style style:name="P15" style:family="paragraph" style:parent-style-name="Heading_20_1">
      <style:paragraph-properties fo:margin-top="0cm" fo:margin-bottom="0cm" fo:line-height="100%" style:writing-mode="lr-tb"/>
      <style:text-properties style:font-name="Times New Roman"/>
    </style:style>
    <style:style style:name="T1" style:family="text">
      <style:text-properties fo:font-variant="normal" fo:text-transform="none" fo:color="#000000" style:text-line-through-style="none" fo:font-size="15.75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1.25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ize="12pt" fo:language="fr" fo:country="FR" fo:font-style="normal" style:text-underline-style="none" fo:font-weight="normal" style:text-blinking="false" fo:background-color="transparent" style:font-name-asian="Courier New" style:font-size-asian="12pt" style:font-name-complex="Courier New" style:font-size-complex="12pt"/>
    </style:style>
    <style:style style:name="T4" style:family="text">
      <style:text-properties fo:language="fr" fo:country="FR" style:font-name-asian="Courier New" style:font-name-complex="Courier New"/>
    </style:style>
    <style:style style:name="T5" style:family="text">
      <style:text-properties style:use-window-font-color="tru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rojet Arimaa – CR1 : Mercredi 17 Septembre</text:p>
      <text:p text:style-name="P11">Présents : Toute l'équipe, Christian Raymond et un intervenant extérieur inconnu</text:p>
      <text:h text:style-name="P12" text:outline-level="1">Ordre du jour :</text:h>
      <text:list xml:id="list7852845152123366836" text:style-name="L1">
        <text:list-item>
          <text:p text:style-name="P1">Définition du projet et des objectifs</text:p>
        </text:list-item>
        <text:list-item>
          <text:p text:style-name="P2">Choix du jeu</text:p>
        </text:list-item>
        <text:list-item>
          <text:p text:style-name="P2">Découverte des différents outils/langages possibles</text:p>
        </text:list-item>
      </text:list>
      <text:h text:style-name="P13" text:outline-level="1">Information échangées</text:h>
      <text:list xml:id="list4368973050136214113" text:style-name="L2">
        <text:list-item>
          <text:p text:style-name="P7">Sur quel jeu allons-nous travailler ? Proposition d'Arimaa, les dames et le morpion étant résolus, et les échecs trop stratégique, trop complexe et déjà trop étudié.</text:p>
        </text:list-item>
        <text:list-item>
          <text:p text:style-name="P7">Codage du jeu par Gabriel en C++</text:p>
        </text:list-item>
        <text:list-item>
          <text:p text:style-name="P7">Jouer au jeu pour mémoriser les règles et pouvoir faire des stratégies</text:p>
        </text:list-item>
        <text:list-item>
          <text:p text:style-name="P7">Quel langage utiliser ? Proposition du C++ car les applications seraient plus facile à coder, et compatible avec les cours de C++ du moment. Il sera toujours possible d'utiliser d'autres langages plus adaptés et implémenter des interfaces entre ces derniers.</text:p>
        </text:list-item>
        <text:list-item>
          <text:p text:style-name="P7">Quel logiciel utiliser pour la parallélisation ? OpenMP mais vérifier la compatibilité. Tâche à effectuer par Baptiste et Mikail</text:p>
        </text:list-item>
        <text:list-item>
          <text:p text:style-name="P7">Quel machine utiliser ? On prendra Grid5000, un cluster de machines virtuelles parallèles de l'IRISA pour avoir une puissance de calcul plus élevée. Vérifier de même la compatibilité par Dan</text:p>
        </text:list-item>
        <text:list-item>
          <text:p text:style-name="P7">Utilisation de Microsoft Project pour gérer les tâches du projet. La présentation du logiciel sera effectuée un peu plus tard dans l'année.</text:p>
        </text:list-item>
        <text:list-item>
          <text:p text:style-name="P7">Choix de la forge : Github privé. Refus d'utiliser la forge de l'INSA pour des raisons de manque de stabilité de l'ENT, utilisation du Git privé de Benoit.</text:p>
        </text:list-item>
        <text:list-item>
          <text:p text:style-name="P7">Planification de tâches à court terme : établir le cahier des charges pour le premier compte-rendu en Octobre. Le problème est que le groupe ne contient que 5 éléments avec 3 partants au deuxième semestre. Ainsi, commencer le code avant Janvier pourrait être une bonne chose. Alternative : ajout d'une sixième personne.</text:p>
        </text:list-item>
        <text:list-item>
          <text:p text:style-name="P7">Choix de l'environnement Linux</text:p>
        </text:list-item>
        <text:list-item>
          <text:p text:style-name="P7">Établir la répartition des tâches. Trouver un coordinateur. </text:p>
        </text:list-item>
        <text:list-item>
          <text:p text:style-name="P7">But du projet : effectuer des comparaisons d'algorithmes de chercheurs pour Arimaa (Gameplaying : développer des stratégies IA)</text:p>
        </text:list-item>
        <text:list-item>
          <text:p text:style-name="P7">Techniques pour calculer le meilleur chemin pour gagner une partie :</text:p>
          <text:list>
            <text:list-item>
              <text:p text:style-name="P7">Technique du boulet de canon : on tente tout et n'importe quoi et on finit par avoir une trame du m<text:span text:style-name="T5">eilleur ch</text:span><text:span text:style-name="T5">emin</text:span></text:p>
            </text:list-item>
            <text:list-item>
              <text:p text:style-name="P8">Montecarlo : <text:span text:style-name="T4">dérouler une partie au hasard jusqu'à la fin et en tirer des statistiques en le répétant, pour pouvoir explorer en fonction des statistiques.</text:span></text:p>
            </text:list-item>
            <text:list-item>
              <text:p text:style-name="P9">Tirer profit de la parallélisation avec une heuristique</text:p>
            </text:list-item>
          </text:list>
        </text:list-item>
        <text:list-item>
          <text:p text:style-name="P9">Prix de 10000 € si l'ordinateur (un seul) peut gagner sur un ensemble de 6 parties contre un être humain.</text:p>
        </text:list-item>
        <text:list-item>
          <text:p text:style-name="P9">Technologies additionnelles à étudier : Java Scala, Akka</text:p>
        </text:list-item>
        <text:list-item>
          <text:p text:style-name="P9">État de l'art (étude de thèses faites sur le jeu Arimaa) pour partir sur des bonnes bases. Tâche à effectuer par Benoît.</text:p>
        </text:list-item>
      </text:list>
      <text:h text:style-name="P14" text:outline-level="1">Planification</text:h>
      <text:p text:style-name="P4">Tâche<text:tab/><text:tab/><text:tab/><text:tab/>Responsable<text:tab/><text:tab/>Deadline</text:p>
      <text:p text:style-name="P4">Initiation au jeu Arimaa<text:tab/>Tout le monde<text:tab/><text:tab/>aucune</text:p>
      <text:p text:style-name="P4">Compatibilité OpenMP<text:tab/>Baptiste, Mikail<text:tab/>24/9</text:p>
      <text:p text:style-name="P4">Compatibilité Grid5000<text:tab/>Dan<text:tab/><text:tab/><text:tab/>24/9</text:p>
      <text:p text:style-name="P4">État de l'art, thèses<text:tab/><text:tab/>Benoît<text:tab/><text:tab/><text:tab/>24/9 extendable</text:p>
      <text:p text:style-name="P4">Établir le cahier des charges<text:tab/>Chef de projet<text:tab/><text:tab/>Octobre</text:p>
      <text:h text:style-name="P15" text:outline-level="1"><text:soft-page-break/><text:span text:style-name="T1">Date de la prochaine réunion : 24/09</text:span></text:h>
      <text:h text:style-name="P12" text:outline-level="1">Documents additionnels :</text:h>
      <text:list xml:id="list5508335599527383554" text:style-name="L3">
        <text:list-item>
          <text:p text:style-name="P3"><text:span text:style-name="T2">Adresse du GitHub du projet : </text:span><text:span text:style-name="T3">https://github.com/ildyria/Arimaa</text:span></text:p>
        </text:list-item>
      </text:list>
      <text:p text:style-name="P5"/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 </meta:initial-creator>
    <meta:creation-date>2014-09-24T21:32:32.31</meta:creation-date>
    <dc:date>2014-09-24T22:34:19.87</dc:date>
    <dc:creator>Dan </dc:creator>
    <meta:editing-duration>PT58M21S</meta:editing-duration>
    <meta:editing-cycles>26</meta:editing-cycles>
    <meta:generator>OpenOffice/4.1.0$Win32 OpenOffice.org_project/410m18$Build-9764</meta:generator>
    <meta:document-statistic meta:table-count="0" meta:image-count="0" meta:object-count="0" meta:page-count="2" meta:paragraph-count="36" meta:word-count="498" meta:character-count="3016"/>
  </office:meta>
</office:document-meta>
</file>